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bcc" fo:min-height="2.5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898cm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4cm" fo:min-width="1.6cm"/>
    </style:style>
    <style:style style:name="gr6" style:family="graphic" style:parent-style-name="standard">
      <style:graphic-properties svg:stroke-color="#000000" draw:marker-end="Arrow" draw:marker-end-width="0.3cm"/>
    </style:style>
    <style:style style:name="gr7" style:family="graphic" style:parent-style-name="standard">
      <style:graphic-properties draw:textarea-horizontal-align="justify" draw:textarea-vertical-align="middle" draw:auto-grow-height="false" fo:min-height="0.9cm" fo:min-width="0.9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svg:stroke-color="#ff3333" draw:marker-end="Arrow" draw:marker-end-width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8cm"/>
    </style:style>
    <style:style style:name="gr11" style:family="graphic" style:parent-style-name="standard">
      <style:graphic-properties draw:stroke="dash" draw:stroke-dash="Fine_20_Dashed" svg:stroke-color="#000000" draw:marker-end="Arrow" draw:marker-end-width="0.3cm"/>
    </style:style>
    <style:style style:name="gr12" style:family="graphic" style:parent-style-name="Default_5f_4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Default_5f_4">
      <style:graphic-properties draw:stroke="solid" svg:stroke-width="0.026cm" svg:stroke-color="#ff0000" svg:stroke-opacity="100%" draw:stroke-linejoin="miter" svg:stroke-linecap="square" draw:fill="none" draw:fill-color="#ffffff" draw:textarea-horizontal-align="left" draw:textarea-vertical-align="middle" draw:auto-grow-height="false" fo:min-height="1.298cm" fo:min-width="4.232cm" fo:padding-top="0.13cm" fo:padding-bottom="0.13cm" fo:padding-left="0.25cm" fo:padding-right="0.25cm" fo:wrap-option="no-wrap" draw:shadow-color="#808080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79cm" svg:stroke-color="#080808" svg:stroke-opacity="100%" draw:stroke-linejoin="miter" svg:stroke-linecap="square" draw:fill="none" draw:fill-color="#ffffff" draw:textarea-horizontal-align="left" draw:textarea-vertical-align="middle" draw:auto-grow-height="false" fo:min-height="5.249cm" fo:min-width="6.335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Dashed_20__28_var_29__20_4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min-height="0.619cm" fo:min-width="15.595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41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26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fo:min-height="11.93cm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fbcc"/>
      <style:paragraph-properties style:writing-mode="lr-tb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style:writing-mode="lr-tb"/>
      <style:text-properties style:font-name="Courier New" fo:font-size="32pt" style:font-size-asian="32pt" style:font-size-complex="32pt"/>
    </style:style>
    <style:style style:name="P8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9" style:family="paragraph">
      <style:paragraph-properties fo:margin-left="0.952cm" fo:margin-right="0cm" fo:margin-top="0.282cm" fo:margin-bottom="0cm" fo:line-height="100%" fo:text-align="center" fo:text-indent="-0.948cm" style:punctuation-wrap="hanging" style:line-break="strict"/>
    </style:style>
    <style:style style:name="P10" style:family="paragraph">
      <style:paragraph-properties fo:margin-left="0.952cm" fo:margin-right="0cm" fo:margin-top="0.282cm" fo:margin-bottom="0cm" fo:text-align="center" fo:text-indent="-0.948cm" style:punctuation-wrap="hanging" style:line-break="strict"/>
    </style:style>
    <style:style style:name="P11" style:family="paragraph">
      <style:paragraph-properties fo:margin-left="0.952cm" fo:margin-right="0cm" fo:margin-top="0.123cm" fo:margin-bottom="0cm" fo:text-align="start" fo:text-indent="-0.948cm" style:punctuation-wrap="hanging" style:line-break="strict"/>
    </style:style>
    <style:style style:name="P12" style:family="paragraph">
      <style:paragraph-properties fo:margin-left="0.952cm" fo:margin-right="0cm" fo:margin-top="0.282cm" fo:margin-bottom="0cm" fo:text-align="start" fo:text-indent="-0.948cm" style:punctuation-wrap="hanging" style:line-break="stric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margin-left="0.952cm" fo:margin-right="0cm" fo:margin-top="0.282cm" fo:margin-bottom="0cm" fo:line-height="100%" fo:text-align="start" fo:text-indent="-0.948cm" style:punctuation-wrap="hanging" style:line-break="strict"/>
    </style:style>
    <style:style style:name="P20" style:family="paragraph">
      <style:paragraph-properties fo:margin-left="0cm" fo:margin-right="0cm" fo:text-indent="0cm" style:punctuation-wrap="simple" style:line-break="normal" style:writing-mode="lr-tb"/>
      <style:text-properties fo:color="#000000" fo:font-size="19.8999996185303pt" fo:text-shadow="none"/>
    </style:style>
    <style:style style:name="P21" style:family="paragraph">
      <loext:graphic-properties draw:fill="none" draw:fill-color="#ffffff"/>
      <style:paragraph-properties fo:margin-left="0cm" fo:margin-right="0cm" fo:text-indent="0cm" style:punctuation-wrap="simple" style:line-break="normal" style:writing-mode="lr-tb" style:font-independent-line-spacing="true"/>
      <style:text-properties fo:color="#000000" fo:font-size="19.8999996185303pt" fo:text-shadow="none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3" style:family="text">
      <style:text-properties fo:language="en" fo:country="GB" style:language-asian="en" style:country-asian="GB" style:language-complex="en" style:country-complex="GB"/>
    </style:style>
    <style:style style:name="T4" style:family="text">
      <style:text-properties fo:font-size="18pt"/>
    </style:style>
    <style:style style:name="T5" style:family="text">
      <style:text-properties style:font-name="Courier New" fo:font-size="32pt" style:font-size-asian="32pt" style:font-size-complex="32pt"/>
    </style:style>
    <style:style style:name="T6" style:family="text">
      <style:text-properties style:font-name="Courier New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Courier New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8" style:family="text">
      <style:text-properties style:font-name="Times New Roman" fo:language="en" fo:country="GB" style:language-asian="en" style:country-asian="GB" style:language-complex="en" style:country-complex="GB"/>
    </style:style>
    <style:style style:name="T9" style:family="text">
      <style:text-properties style:text-position="30% 58%" style:font-name="Times New Roman" fo:language="en" fo:country="GB" style:language-asian="en" style:country-asian="GB" style:language-complex="en" style:country-complex="GB"/>
    </style:style>
    <style:style style:name="T10" style:family="text">
      <style:text-properties style:font-name="Times New Roman" fo:language="el" fo:country="GR" style:font-name-asian="Arial" style:language-asian="el" style:country-asian="GR" style:font-name-complex="Arial" style:language-complex="el" style:country-complex="GR"/>
    </style:style>
    <style:style style:name="T11" style:family="text">
      <style:text-properties style:font-name="Times New Roman" fo:language="en" fo:country="GB" style:font-name-asian="Arial" style:language-asian="en" style:country-asian="GB" style:font-name-complex="Arial" style:language-complex="en" style:country-complex="GB"/>
    </style:style>
    <style:style style:name="T12" style:family="text">
      <style:text-properties fo:language="en" fo:country="GB" style:font-name-asian="Arial" style:language-asian="en" style:country-asian="GB" style:font-name-complex="Arial" style:language-complex="en" style:country-complex="GB"/>
    </style:style>
    <style:style style:name="T13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style:font-name-asian="AR PL New Sung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text-position="sub 58%" fo:font-size="18pt" fo:background-color="transparent"/>
    </style:style>
    <style:style style:name="T18" style:family="text">
      <style:text-properties fo:color="#000000" fo:font-size="32pt" fo:language="en" fo:country="GB" fo:text-shadow="none" style:font-size-asian="32pt" style:language-asian="en" style:country-asian="GB" style:font-size-complex="32pt" style:language-complex="en" style:country-complex="GB"/>
    </style:style>
    <style:style style:name="T19" style:family="text">
      <style:text-properties fo:color="#080808" fo:language="en" fo:country="GB" style:language-asian="en" style:country-asian="GB" style:language-complex="en" style:country-complex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dfdef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8080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33.596cm" svg:height="3.506cm" svg:x="1.599cm" svg:y="7.6cm" presentation:class="title" presentation:user-transformed="true">
          <draw:text-box>
            <text:p>POPF: Details <text:line-break/>and Worked Example</text:p>
          </draw:text-box>
        </draw:frame>
        <draw:frame draw:style-name="gr1" draw:text-style-name="P2" draw:layer="layout" svg:width="38.045cm" svg:height="2.509cm" svg:x="0cm" svg:y="18.752cm">
          <draw:text-box>
            <text:p><text:span text:style-name="T1">"Forward-Chaining Partial-Order Planning." A. J. Coles, A. I. Coles, M. Fox, and D. Long. Proceedings of the Twentieth International Conference on Automated Planning and Scheduling (ICAPS-10). May 2010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text-style-name="P5" draw:layer="layout" svg:width="33.597cm" svg:height="3.5cm" svg:x="1.866cm" svg:y="0.84cm" presentation:class="title" presentation:user-transformed="true">
          <draw:text-box>
            <text:list text:style-name="L3">
              <text:list-header>
                <text:p text:style-name="P4"><text:span text:style-name="T2">Extending the State: Propositional</text:span></text:p>
              </text:list-header>
            </text:list>
          </draw:text-box>
        </draw:frame>
        <draw:frame presentation:style-name="pr4" draw:text-style-name="P5" draw:layer="layout" svg:width="33.597cm" svg:height="13.883cm" svg:x="1.866cm" svg:y="4.9cm" presentation:class="outline" presentation:user-transformed="true">
          <draw:text-box>
            <text:list text:style-name="L4">
              <text:list-item>
                <text:p><text:span text:style-name="T3">T</text:span>o capture ordering information we add:</text:p>
              </text:list-item>
              <text:list-item>
                <text:p>F+, F-, where F+(p) (F-(p)) is the index of the of the step that most recently added (deleted) p</text:p>
              </text:list-item>
              <text:list-item>
                <text:p xml:id="id5" text:id="id5">FP, where FP(p) is a set of pairs &lt;j,d&gt;:</text:p>
                <text:list>
                  <text:list-item>
                    <text:p xml:id="id6" text:id="id6">&lt;j,ε&gt; denotes that step j has an instantaneous condition on p (at start or at end)</text:p>
                  </text:list-item>
                  <text:list-item>
                    <text:p xml:id="id7" text:id="id7">&lt;j,0&gt; denotes that step j marks the end of an action with an over all condition on p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4.898cm" svg:height="0.712cm" svg:x="2.399cm" svg:y="19.472cm">
          <draw:text-box>
            <text:p><text:span text:style-name="T4">Look at the light-match action for start achieve/end delete invariant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33.596cm" svg:height="3.506cm" svg:x="1.866cm" svg:y="0.837cm" presentation:class="title">
          <draw:text-box>
            <text:p>Light Match</text:p>
          </draw:text-box>
        </draw:frame>
        <draw:frame presentation:style-name="pr6" draw:text-style-name="P7" draw:layer="layout" svg:width="32.849cm" svg:height="14.286cm" svg:x="1.866cm" svg:y="4.914cm" presentation:class="outline" presentation:user-transformed="true">
          <draw:text-box>
            <text:list text:style-name="L4">
              <text:list-header>
                <text:p><text:span text:style-name="T5">:durative-action LIGHT_MATCH </text:span></text:p>
                <text:p><text:span text:style-name="T5">:parameters (?m - match) </text:span></text:p>
                <text:p><text:span text:style-name="T5">:duration (= ?duration 8) </text:span></text:p>
                <text:p><text:span text:style-name="T5">:condition </text:span></text:p>
                <text:list>
                  <text:list-item>
                    <text:list>
                      <text:list-header>
                        <text:p><text:span text:style-name="T5">(and (at start (unused ?m)) </text:span></text:p>
                        <text:p><text:span text:style-name="T6">(over all (light ?m))) </text:span></text:p>
                      </text:list-header>
                    </text:list>
                  </text:list-item>
                </text:list>
                <text:p><text:span text:style-name="T5">:effect (and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(at start (not (unused ?m))) </text:span></text:p>
                                    <text:p><text:span text:style-name="T6">(at start (light ?m)) </text:span></text:p>
                                    <text:p><text:span text:style-name="T6">(at end (not (light ?m))))</text:span><text:span text:style-name="T5">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text-style-name="P5" draw:layer="layout" svg:width="33.597cm" svg:height="3.5cm" svg:x="1.866cm" svg:y="0.84cm" presentation:class="title" presentation:user-transformed="true">
          <draw:text-box>
            <text:list text:style-name="L3">
              <text:list-header>
                <text:p text:style-name="P4"><text:span text:style-name="T3">Preconditions after adders</text:span></text:p>
              </text:list-header>
            </text:list>
          </draw:text-box>
        </draw:frame>
        <draw:frame presentation:style-name="pr8" draw:text-style-name="P5" draw:layer="layout" svg:width="34.732cm" svg:height="15.079cm" svg:x="1.866cm" svg:y="4.898cm" presentation:class="outline" presentation:user-transformed="true">
          <draw:text-box>
            <text:list text:style-name="L5">
              <text:list-header>
                <text:p text:style-name="P8"><text:span text:style-name="T3">For each </text:span><text:span text:style-name="T7">at start</text:span><text:span text:style-name="T3"> condition p:</text:span></text:p>
                <text:p text:style-name="P9"><text:span text:style-name="T8">t(F</text:span><text:span text:style-name="T9">+</text:span><text:span text:style-name="T8">(p)) + </text:span><text:span text:style-name="T10">ε</text:span><text:span text:style-name="T11"> </text:span><text:span text:style-name="T10">≤</text:span><text:span text:style-name="T11"> t(i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text-style-name="P5" draw:layer="layout" svg:width="33.597cm" svg:height="3.5cm" svg:x="1.866cm" svg:y="0.84cm" presentation:class="title" presentation:user-transformed="true">
          <draw:text-box>
            <text:list text:style-name="L3">
              <text:list-header>
                <text:p text:style-name="P4"><text:span text:style-name="T3">Over all conditions after adders</text:span></text:p>
              </text:list-header>
            </text:list>
          </draw:text-box>
        </draw:frame>
        <draw:frame presentation:style-name="pr8" draw:text-style-name="P5" draw:layer="layout" svg:width="34.732cm" svg:height="15.079cm" svg:x="1.866cm" svg:y="4.898cm" presentation:class="outline" presentation:user-transformed="true">
          <draw:text-box>
            <text:list text:style-name="L5">
              <text:list-header>
                <text:p text:style-name="P8"><text:span text:style-name="T3">For each </text:span><text:span text:style-name="T7">over all</text:span><text:span text:style-name="T3"> condition p:</text:span></text:p>
                <text:p text:style-name="P10"><text:span text:style-name="T3">If </text:span><text:span text:style-name="T8">F</text:span><text:span text:style-name="T9">+</text:span><text:span text:style-name="T8">(p) </text:span><text:span text:style-name="T11">≠ i</text:span><text:span text:style-name="T12">, </text:span><text:span text:style-name="T11">t(F</text:span><text:span text:style-name="T9">+</text:span><text:span text:style-name="T11">(p)) </text:span><text:span text:style-name="T10">≤</text:span><text:span text:style-name="T11"> t(i)</text:span></text:p>
                <text:p text:style-name="P11"><text:span text:style-name="T13"/></text:p>
                <text:p text:style-name="P12"><text:span text:style-name="T3"/></text:p>
                <text:p text:style-name="P12"><text:span text:style-name="T3"/></text:p>
                <text:p text:style-name="P12"><text:span text:style-name="T3">(Actions can achieve their own over all conditions.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9" draw:text-style-name="P1" draw:layer="layout" svg:width="33.596cm" svg:height="3.506cm" svg:x="1.866cm" svg:y="0.837cm" presentation:class="title">
          <draw:text-box>
            <text:p>Running Example</text:p>
          </draw:text-box>
        </draw:frame>
        <draw:frame presentation:style-name="pr10" draw:text-style-name="P1" draw:layer="layout" svg:width="32.849cm" svg:height="12.18cm" svg:x="1.866cm" svg:y="4.914cm" presentation:class="outline">
          <draw:text-box>
            <text:list text:style-name="L4">
              <text:list-item>
                <text:p>Driverlog problem with shifts;</text:p>
                <text:list>
                  <text:list-item>
                    <text:p>Driver works a 6 hour shift;</text:p>
                  </text:list-item>
                  <text:list-item>
                    <text:p>Durative action work</text:p>
                    <text:list>
                      <text:list-item>
                        <text:p>Duration 6;</text:p>
                      </text:list-item>
                      <text:list-item>
                        <text:p>Adds (working driver) at start, deletes it at end.</text:p>
                      </text:list-item>
                    </text:list>
                  </text:list-item>
                  <text:list-item>
                    <text:p>Drive, Board and Alight actions have overall condition (working driver);</text:p>
                  </text:list-item>
                  <text:list-item>
                    <text:p>Load and Unload do not.</text:p>
                  </text:list-item>
                </text:list>
              </text:list-item>
              <text:list-item>
                <text:p>Must deliver package from A to E.</text:p>
              </text:list-item>
            </text:list>
          </draw:text-box>
        </draw:frame>
        <draw:frame draw:name="Picture 54" draw:style-name="gr4" draw:text-style-name="P13" draw:layer="layout" svg:width="13.405cm" svg:height="6.236cm" svg:x="21.296cm" svg:y="4.5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custom-shape draw:style-name="gr5" draw:text-style-name="P15" xml:id="id18" draw:id="id18" draw:layer="layout" svg:width="1.6cm" svg:height="1.4cm" svg:x="9.7cm" svg:y="10.4cm">
          <text:p text:style-name="P15"><text:span text:style-name="T14">B</text:span><text:span text:style-name="T15">⊣</text:span></text:p>
          <draw:enhanced-geometry svg:viewBox="0 0 21600 21600" draw:type="rectangle" draw:enhanced-path="M 0 0 L 21600 0 21600 21600 0 21600 0 0 Z N"/>
        </draw:custom-shape>
        <draw:frame presentation:style-name="pr9" draw:text-style-name="P1" draw:layer="layout" svg:width="33.596cm" svg:height="3.506cm" svg:x="1.866cm" svg:y="0.837cm" presentation:class="title">
          <draw:text-box>
            <text:p>Running through the Example</text:p>
          </draw:text-box>
        </draw:frame>
        <draw:frame draw:name="Picture 54" draw:style-name="gr4" draw:text-style-name="P13" draw:layer="layout" svg:width="13.405cm" svg:height="6.236cm" svg:x="23cm" svg:y="6.964cm">
          <draw:image xlink:href="">
            <text:p/>
          </draw:image>
        </draw:frame>
        <draw:custom-shape draw:style-name="gr5" draw:text-style-name="P15" xml:id="id2" draw:id="id2" draw:layer="layout" svg:width="1.6cm" svg:height="1.4cm" svg:x="4.8cm" svg:y="8.3cm">
          <text:p text:style-name="P15"><text:span text:style-name="T4">W</text:span><text:span text:style-name="T16">ⱶ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10" draw:id="id10" draw:layer="layout" svg:width="1.6cm" svg:height="1.4cm" svg:x="4.4cm" svg:y="12.7cm">
          <text:p text:style-name="P15"><text:span text:style-name="T16">Lⱶ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1" draw:id="id1" draw:layer="layout" svg:width="1.6cm" svg:height="1.4cm" svg:x="7.1cm" svg:y="10.4cm">
          <text:p text:style-name="P15"><text:span text:style-name="T16">Bⱶ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8" draw:id="id8" draw:layer="layout" svg:width="1.6cm" svg:height="1.4cm" svg:x="3.4cm" svg:y="5.7cm">
          <text:p text:style-name="P15"><text:span text:style-name="T4">W</text:span><text:span text:style-name="T16">ⱶ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11" draw:id="id11" draw:layer="layout" svg:width="1.6cm" svg:height="1.4cm" svg:x="5.6cm" svg:y="5.7cm">
          <text:p text:style-name="P15"><text:span text:style-name="T16">Lⱶ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13" draw:id="id13" draw:layer="layout" svg:width="1.6cm" svg:height="1.4cm" svg:x="7.8cm" svg:y="5.7cm">
          <text:p text:style-name="P15"><text:span text:style-name="T16">L</text:span><text:span text:style-name="T15">⊣</text:span></text:p>
          <draw:enhanced-geometry svg:viewBox="0 0 21600 21600" draw:type="rectangle" draw:enhanced-path="M 0 0 L 21600 0 21600 21600 0 21600 0 0 Z N"/>
        </draw:custom-shape>
        <draw:connector draw:style-name="gr6" draw:text-style-name="P16" xml:id="id16" draw:id="id16" draw:layer="layout" svg:x1="7.1cm" svg:y1="11.1cm" svg:x2="5.6cm" svg:y2="9.7cm" draw:start-shape="id1" draw:start-glue-point="3" draw:end-shape="id2" draw:end-glue-point="2" svg:d="M7100 11100h-1500v-1400" svg:viewBox="0 0 1501 1401">
          <text:p/>
        </draw:connector>
        <draw:custom-shape draw:style-name="gr7" draw:text-style-name="P15" draw:layer="layout" svg:width="1.8cm" svg:height="1.8cm" svg:x="2cm" svg:y="10.5cm">
          <text:p text:style-name="P15"><text:span text:style-name="T4">T</text:span><text:span text:style-name="T17">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8" draw:text-style-name="P17" xml:id="id9" draw:id="id9" draw:layer="layout" svg:width="1.599cm" svg:height="1.999cm" svg:x="3.2cm" svg:y="8.9cm" svg:viewBox="0 0 1600 2000" draw:points="1600,0 0,2000">
          <text:p/>
        </draw:polyline>
        <draw:polyline draw:style-name="gr8" draw:text-style-name="P17" xml:id="id12" draw:id="id12" draw:layer="layout" svg:width="0.999cm" svg:height="1.599cm" svg:x="3.4cm" svg:y="11.7cm" svg:viewBox="0 0 1000 1600" draw:points="1000,1600 0,0">
          <text:p/>
        </draw:polyline>
        <draw:custom-shape draw:style-name="gr5" draw:text-style-name="P15" xml:id="id4" draw:id="id4" draw:layer="layout" svg:width="1.6cm" svg:height="1.4cm" svg:x="7cm" svg:y="12.7cm">
          <text:p text:style-name="P15"><text:span text:style-name="T16">L</text:span><text:span text:style-name="T15">⊣</text:span></text:p>
          <draw:enhanced-geometry svg:viewBox="0 0 21600 21600" draw:type="rectangle" draw:enhanced-path="M 0 0 L 21600 0 21600 21600 0 21600 0 0 Z N"/>
        </draw:custom-shape>
        <draw:polyline draw:style-name="gr8" draw:text-style-name="P17" xml:id="id14" draw:id="id14" draw:layer="layout" svg:width="0.999cm" svg:height="0cm" svg:x="6cm" svg:y="13.1cm" svg:viewBox="0 0 1000 0" draw:points="0,0 1000,0">
          <text:p/>
        </draw:polyline>
        <draw:polyline draw:style-name="gr8" draw:text-style-name="P17" xml:id="id15" draw:id="id15" draw:layer="layout" svg:width="0.999cm" svg:height="0cm" svg:x="6cm" svg:y="13.7cm" svg:viewBox="0 0 1000 0" draw:points="1000,0 0,0">
          <text:p/>
        </draw:polyline>
        <draw:connector draw:style-name="gr9" draw:text-style-name="P16" xml:id="id25" draw:id="id25" draw:layer="layout" svg:x1="13.1cm" svg:y1="11.8cm" svg:x2="8.6cm" svg:y2="13.4cm" draw:start-shape="id3" draw:start-glue-point="2" draw:end-shape="id4" svg:d="M13100 11800v1600h-4500" svg:viewBox="0 0 4501 1601">
          <text:p/>
        </draw:connector>
        <draw:frame draw:style-name="gr10" draw:text-style-name="P18" draw:layer="layout" svg:width="8.138cm" svg:height="0.712cm" svg:x="1.5cm" svg:y="20.088cm">
          <draw:text-box>
            <text:p>Disembark renamed to Alight</text:p>
          </draw:text-box>
        </draw:frame>
        <draw:custom-shape draw:style-name="gr5" draw:text-style-name="P15" xml:id="id17" draw:id="id17" draw:layer="layout" svg:width="1.6cm" svg:height="1.4cm" svg:x="10.2cm" svg:y="5.7cm">
          <text:p text:style-name="P15"><text:span text:style-name="T16">Bⱶ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3" draw:id="id3" draw:layer="layout" svg:width="1.6cm" svg:height="1.4cm" svg:x="12.3cm" svg:y="10.4cm">
          <text:p text:style-name="P15"><text:span text:style-name="T16">Dⱶ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20" draw:id="id20" draw:layer="layout" svg:width="1.6cm" svg:height="1.4cm" svg:x="12.6cm" svg:y="5.7cm">
          <text:p text:style-name="P15"><text:span text:style-name="T14">B</text:span><text:span text:style-name="T15">⊣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22" draw:id="id22" draw:layer="layout" svg:width="1.6cm" svg:height="1.4cm" svg:x="14.9cm" svg:y="5.7cm">
          <text:p text:style-name="P15"><text:span text:style-name="T16">Dⱶ</text:span></text:p>
          <draw:enhanced-geometry svg:viewBox="0 0 21600 21600" draw:type="rectangle" draw:enhanced-path="M 0 0 L 21600 0 21600 21600 0 21600 0 0 Z N"/>
        </draw:custom-shape>
        <draw:polyline draw:style-name="gr8" draw:text-style-name="P17" xml:id="id19" draw:id="id19" draw:layer="layout" svg:width="0.999cm" svg:height="0cm" svg:x="8.7cm" svg:y="10.8cm" svg:viewBox="0 0 1000 0" draw:points="0,0 1000,0">
          <text:p/>
        </draw:polyline>
        <draw:polyline draw:style-name="gr8" draw:text-style-name="P17" xml:id="id21" draw:id="id21" draw:layer="layout" svg:width="0.999cm" svg:height="0cm" svg:x="8.7cm" svg:y="11.4cm" svg:viewBox="0 0 1000 0" draw:points="1000,0 0,0">
          <text:p/>
        </draw:polyline>
        <draw:polyline draw:style-name="gr8" draw:text-style-name="P17" xml:id="id23" draw:id="id23" draw:layer="layout" svg:width="0.999cm" svg:height="0cm" svg:x="11.301cm" svg:y="11.4cm" svg:viewBox="0 0 1000 0" draw:points="1000,0 0,0">
          <text:p/>
        </draw:polyline>
        <draw:connector draw:style-name="gr11" draw:text-style-name="P16" xml:id="id24" draw:id="id24" draw:layer="layout" svg:x1="13.1cm" svg:y1="10.4cm" svg:x2="6.4cm" svg:y2="9cm" draw:start-shape="id3" draw:start-glue-point="0" draw:end-shape="id2" draw:end-glue-point="1" svg:d="M13100 10400v-1400h-6700" svg:viewBox="0 0 6701 14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text-style-name="P5" draw:layer="layout" svg:width="33.597cm" svg:height="3.5cm" svg:x="1.866cm" svg:y="0.84cm" presentation:class="title" presentation:user-transformed="true">
          <draw:text-box>
            <text:list text:style-name="L3">
              <text:list-header>
                <text:p text:style-name="P4"><text:span text:style-name="T3">Deletes after preconditions</text:span></text:p>
              </text:list-header>
            </text:list>
          </draw:text-box>
        </draw:frame>
        <draw:frame presentation:style-name="pr8" draw:text-style-name="P5" draw:layer="layout" svg:width="34.732cm" svg:height="15.079cm" svg:x="1.866cm" svg:y="4.898cm" presentation:class="outline" presentation:user-transformed="true">
          <draw:text-box>
            <text:list text:style-name="L5">
              <text:list-header>
                <text:p text:style-name="P8"><text:span text:style-name="T3">For each </text:span><text:span text:style-name="T7">at start</text:span><text:span text:style-name="T3"> delete effect p, come after all steps with a precondition on p:</text:span></text:p>
                <text:p text:style-name="P10"><text:span text:style-name="T3">&lt;j,d&gt; in </text:span><text:span text:style-name="T8">FP(p)</text:span><text:span text:style-name="T3">, </text:span><text:span text:style-name="T8">t(j) + </text:span><text:span text:style-name="T11">d </text:span><text:span text:style-name="T10">≤</text:span><text:span text:style-name="T11"> t(i)</text:span></text:p>
                <text:p text:style-name="P12"><text:span text:style-name="T3"/></text:p>
                <text:p text:style-name="P12"><text:span text:style-name="T3">…</text:span><text:span text:style-name="T3">and after the last adder of p (so we know if p is true or false):</text:span></text:p>
                <text:p text:style-name="P9"><text:span text:style-name="T8">t(F</text:span><text:span text:style-name="T9">+</text:span><text:span text:style-name="T8">(p)) + </text:span><text:span text:style-name="T10">ε</text:span><text:span text:style-name="T11"> </text:span><text:span text:style-name="T10">≤</text:span><text:span text:style-name="T11"> t(i)</text:span></text:p>
                <text:p text:style-name="P19"><text:span text:style-name="T3"/></text:p>
                <text:p text:style-name="P19"><text:span text:style-name="T12">Then, set assign </text:span><text:span text:style-name="T8">F</text:span><text:span text:style-name="T9">-</text:span><text:span text:style-name="T8">(p) = i</text:span><text:span text:style-name="T3">, and clear FP(p)</text:span></text:p>
              </text:list-header>
            </text:list>
          </draw:text-box>
        </draw:frame>
        <draw:custom-shape draw:style-name="gr12" draw:text-style-name="P21" draw:layer="layout" svg:width="1.256cm" svg:height="1.615cm" draw:transform="rotate (-3.14159265358979) translate (10.19cm 9.615cm)">
          <text:list text:style-name="L5">
            <text:list-header>
              <text:p text:style-name="P20"><text:span text:style-name="T18">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3" draw:text-style-name="P5" draw:layer="layout" svg:width="33.597cm" svg:height="3.5cm" svg:x="1.866cm" svg:y="0.84cm" presentation:class="title" presentation:user-transformed="true">
          <draw:text-box>
            <text:list text:style-name="L3">
              <text:list-header>
                <text:p text:style-name="P4"><text:span text:style-name="T3">Adds come after deletes</text:span></text:p>
              </text:list-header>
            </text:list>
          </draw:text-box>
        </draw:frame>
        <draw:frame presentation:style-name="pr8" draw:text-style-name="P5" draw:layer="layout" svg:width="34.732cm" svg:height="15.079cm" svg:x="1.866cm" svg:y="4.898cm" presentation:class="outline" presentation:user-transformed="true">
          <draw:text-box>
            <text:list text:style-name="L5">
              <text:list-header>
                <text:p text:style-name="P8"><text:span text:style-name="T3">For each </text:span><text:span text:style-name="T7">at start</text:span><text:span text:style-name="T3"> add effect p</text:span></text:p>
                <text:p text:style-name="P10"><text:span text:style-name="T3">if </text:span><text:span text:style-name="T8">F</text:span><text:span text:style-name="T9">-</text:span><text:span text:style-name="T8">(p) </text:span><text:span text:style-name="T11">≠ i</text:span><text:span text:style-name="T12">,</text:span><text:span text:style-name="T8"> <text:s/>t(F</text:span><text:span text:style-name="T9">-</text:span><text:span text:style-name="T8">(p)) + </text:span><text:span text:style-name="T10">ε</text:span><text:span text:style-name="T11"> </text:span><text:span text:style-name="T10">≤</text:span><text:span text:style-name="T11"> t(i)</text:span></text:p>
                <text:p text:style-name="P12"><text:span text:style-name="T3"/></text:p>
                <text:p text:style-name="P12"><text:span text:style-name="T3"/></text:p>
                <text:p text:style-name="P12"><text:span text:style-name="T3"/></text:p>
                <text:p text:style-name="P12"><text:span text:style-name="T3">Then, set </text:span><text:span text:style-name="T8">F</text:span><text:span text:style-name="T9">+</text:span><text:span text:style-name="T8">(p) = i.</text:span></text:p>
                <text:p text:style-name="P19"><text:span text:style-name="T8"/></text:p>
                <text:p text:style-name="P19"><text:span text:style-name="T8"/></text:p>
              </text:list-header>
            </text:list>
          </draw:text-box>
        </draw:frame>
        <draw:custom-shape draw:style-name="gr13" draw:text-style-name="P5" xml:id="id26" draw:id="id26" draw:layer="layout" svg:width="6.692cm" svg:height="2.202cm" svg:x="11.4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9" draw:text-style-name="P1" draw:layer="layout" svg:width="33.596cm" svg:height="3.506cm" svg:x="1.866cm" svg:y="0.837cm" presentation:class="title">
          <draw:text-box>
            <text:p>POPF STN For This Problem</text:p>
          </draw:text-box>
        </draw:frame>
        <draw:frame presentation:style-name="pr6" draw:text-style-name="P1" draw:layer="layout" svg:width="32.849cm" svg:height="7.8cm" svg:x="1.814cm" svg:y="12.2cm" presentation:class="outline" presentation:user-transformed="true">
          <draw:text-box>
            <text:list text:style-name="L4">
              <text:list-item>
                <text:p>Transitively implied edges omitted for clarity:</text:p>
                <text:list>
                  <text:list-item>
                    <text:p>e.g. all the drive/board ends before work end;</text:p>
                  </text:list-item>
                  <text:list-item>
                    <text:p>All the drive/board starts after work start.</text:p>
                  </text:list-item>
                </text:list>
              </text:list-item>
            </text:list>
          </draw:text-box>
        </draw:frame>
        <draw:frame draw:name="Picture 55" draw:style-name="gr4" draw:text-style-name="P13" draw:layer="layout" svg:width="23.372cm" svg:height="6.098cm" svg:x="7.367cm" svg:y="4.902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9" draw:text-style-name="P1" draw:layer="layout" svg:width="33.596cm" svg:height="3.506cm" svg:x="1.866cm" svg:y="0.837cm" presentation:class="title">
          <draw:text-box>
            <text:p>Why is this Good?</text:p>
          </draw:text-box>
        </draw:frame>
        <draw:frame presentation:style-name="pr6" draw:text-style-name="P1" draw:layer="layout" svg:width="32.849cm" svg:height="7.8cm" svg:x="1.547cm" svg:y="4.4cm" presentation:class="outline" presentation:user-transformed="true">
          <draw:text-box>
            <text:p>1 partial order plan with 1 STN represents many totally ordered plans.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4" draw:text-style-name="P17" draw:layer="layout" svg:width="27.999cm" svg:height="9.551cm" svg:x="4.301cm" svg:y="8.65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9" draw:text-style-name="P1" draw:layer="layout" svg:width="33.596cm" svg:height="3.506cm" svg:x="1.866cm" svg:y="0.837cm" presentation:class="title">
          <draw:text-box>
            <text:p>These Plans and More...</text:p>
          </draw:text-box>
        </draw:frame>
        <draw:frame draw:style-name="gr14" draw:text-style-name="P17" draw:layer="layout" svg:width="27.999cm" svg:height="16.095cm" svg:x="5.401cm" svg:y="4cm">
          <draw:image xlink:href="">
            <text:p/>
          </draw:image>
        </draw:frame>
        <draw:frame draw:style-name="gr14" draw:text-style-name="P17" draw:layer="layout" svg:width="1.643cm" svg:height="1.364cm" svg:x="30.857cm" svg:y="18.3cm">
          <draw:image xlink:href="">
            <text:p/>
          </draw:image>
        </draw:frame>
        <draw:frame draw:style-name="gr14" draw:text-style-name="P17" draw:layer="layout" svg:width="1.657cm" svg:height="1.2cm" svg:x="27.698cm" svg:y="18.364cm">
          <draw:image xlink:href="">
            <text:p/>
          </draw:image>
        </draw:frame>
        <draw:frame draw:style-name="gr14" draw:text-style-name="P17" draw:layer="layout" svg:width="1.38cm" svg:height="1.04cm" svg:x="30.9cm" svg:y="4.3cm">
          <draw:image xlink:href="">
            <text:p/>
          </draw:image>
        </draw:frame>
        <draw:frame draw:style-name="gr14" draw:text-style-name="P17" draw:layer="layout" svg:width="1.38cm" svg:height="1.04cm" svg:x="30.9cm" svg:y="5.8cm">
          <draw:image xlink:href="">
            <text:p/>
          </draw:image>
        </draw:frame>
        <draw:frame draw:style-name="gr14" draw:text-style-name="P17" draw:layer="layout" svg:width="1.38cm" svg:height="1.04cm" svg:x="30.9cm" svg:y="7.2cm">
          <draw:image xlink:href="">
            <text:p/>
          </draw:image>
        </draw:frame>
        <draw:frame draw:style-name="gr14" draw:text-style-name="P17" draw:layer="layout" svg:width="1.38cm" svg:height="1.04cm" svg:x="30.9cm" svg:y="8.5cm">
          <draw:image xlink:href="">
            <text:p/>
          </draw:image>
        </draw:frame>
        <draw:frame draw:style-name="gr14" draw:text-style-name="P17" draw:layer="layout" svg:width="1.38cm" svg:height="1.04cm" svg:x="30.9cm" svg:y="10.3cm">
          <draw:image xlink:href="">
            <text:p/>
          </draw:image>
        </draw:frame>
        <draw:frame draw:style-name="gr14" draw:text-style-name="P17" draw:layer="layout" svg:width="1.38cm" svg:height="1.04cm" svg:x="30.9cm" svg:y="11.6cm">
          <draw:image xlink:href="">
            <text:p/>
          </draw:image>
        </draw:frame>
        <draw:frame draw:style-name="gr14" draw:text-style-name="P17" draw:layer="layout" svg:width="1.38cm" svg:height="1.04cm" svg:x="30.9cm" svg:y="11.6cm">
          <draw:image xlink:href="">
            <text:p/>
          </draw:image>
        </draw:frame>
        <draw:frame draw:style-name="gr14" draw:text-style-name="P17" draw:layer="layout" svg:width="1.38cm" svg:height="1.04cm" svg:x="30.9cm" svg:y="12.9cm">
          <draw:image xlink:href="">
            <text:p/>
          </draw:image>
        </draw:frame>
        <draw:frame draw:style-name="gr14" draw:text-style-name="P17" draw:layer="layout" svg:width="1.38cm" svg:height="1.04cm" svg:x="30.9cm" svg:y="14.3cm">
          <draw:image xlink:href="">
            <text:p/>
          </draw:image>
        </draw:frame>
        <draw:frame draw:style-name="gr14" draw:text-style-name="P17" draw:layer="layout" svg:width="1.38cm" svg:height="1.04cm" svg:x="30.9cm" svg:y="16.6cm">
          <draw:image xlink:href="">
            <text:p/>
          </draw:image>
        </draw:frame>
        <draw:frame draw:style-name="gr14" draw:text-style-name="P17" draw:layer="layout" svg:width="1.38cm" svg:height="1.04cm" svg:x="29.455cm" svg:y="18.524cm">
          <draw:image xlink:href="">
            <text:p/>
          </draw:image>
        </draw:frame>
        <draw:frame draw:style-name="gr14" draw:text-style-name="P17" draw:layer="layout" svg:width="1.38cm" svg:height="1.03cm" svg:x="27.82cm" svg:y="4.37cm">
          <draw:image xlink:href="">
            <text:p/>
          </draw:image>
        </draw:frame>
        <draw:frame draw:style-name="gr14" draw:text-style-name="P17" draw:layer="layout" svg:width="1.38cm" svg:height="1.03cm" svg:x="27.82cm" svg:y="5.77cm">
          <draw:image xlink:href="">
            <text:p/>
          </draw:image>
        </draw:frame>
        <draw:frame draw:style-name="gr14" draw:text-style-name="P17" draw:layer="layout" svg:width="1.38cm" svg:height="1.03cm" svg:x="27.82cm" svg:y="7.17cm">
          <draw:image xlink:href="">
            <text:p/>
          </draw:image>
        </draw:frame>
        <draw:frame draw:style-name="gr14" draw:text-style-name="P17" draw:layer="layout" svg:width="1.38cm" svg:height="1.03cm" svg:x="27.82cm" svg:y="8.57cm">
          <draw:image xlink:href="">
            <text:p/>
          </draw:image>
        </draw:frame>
        <draw:frame draw:style-name="gr14" draw:text-style-name="P17" draw:layer="layout" svg:width="1.4cm" svg:height="1.04cm" svg:x="27.82cm" svg:y="12.97cm">
          <draw:image xlink:href="">
            <text:p/>
          </draw:image>
        </draw:frame>
        <draw:frame draw:style-name="gr14" draw:text-style-name="P17" draw:layer="layout" svg:width="1.4cm" svg:height="1.04cm" svg:x="29.32cm" svg:y="14.37cm">
          <draw:image xlink:href="">
            <text:p/>
          </draw:image>
        </draw:frame>
        <draw:frame draw:style-name="gr14" draw:text-style-name="P17" draw:layer="layout" svg:width="1.4cm" svg:height="1.04cm" svg:x="27.82cm" svg:y="16.67cm">
          <draw:image xlink:href="">
            <text:p/>
          </draw:image>
        </draw:frame>
        <draw:frame draw:style-name="gr14" draw:text-style-name="P17" draw:layer="layout" svg:width="1.4cm" svg:height="1.04cm" svg:x="31cm" svg:y="18.46cm">
          <draw:image xlink:href="">
            <text:p/>
          </draw:image>
        </draw:frame>
        <draw:frame draw:style-name="gr14" draw:text-style-name="P17" draw:layer="layout" svg:width="1.42cm" svg:height="1.05cm" svg:x="27.82cm" svg:y="10.27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draw:style-name="gr14" draw:text-style-name="P17" draw:layer="layout" svg:width="26.61cm" svg:height="18.36cm" svg:x="5.6cm" svg:y="2.44cm">
          <draw:image xlink:href="">
            <text:p/>
          </draw:image>
        </draw:frame>
        <draw:custom-shape draw:style-name="gr15" draw:text-style-name="P5" draw:layer="layout" svg:width="6.835cm" svg:height="5.509cm" svg:x="9.294cm" svg:y="3.74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33.597cm" svg:height="3.5cm" svg:x="1.911cm" svg:y="0.4cm" presentation:class="title" presentation:user-transformed="true">
          <draw:text-box>
            <text:list text:style-name="L6">
              <text:list-header>
                <text:p text:style-name="P4"><text:span text:style-name="T19">Time Take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draw:style-name="gr16" draw:text-style-name="P22" draw:layer="layout" svg:width="26.634cm" svg:height="19.041cm" svg:x="5.468cm" svg:y="1.958cm">
          <draw:image xlink:href="">
            <text:p/>
          </draw:image>
        </draw:frame>
        <draw:frame presentation:style-name="pr3" draw:text-style-name="P5" draw:layer="layout" svg:width="25.2cm" svg:height="3.5cm" svg:x="6.134cm" svg:y="0.795cm" presentation:class="title" presentation:user-transformed="true">
          <draw:text-box>
            <text:list text:style-name="L6">
              <text:list-header>
                <text:p text:style-name="P4"><text:span text:style-name="T19">Makespan (plan duration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draw:style-name="gr16" draw:text-style-name="P22" draw:layer="layout" svg:width="26.634cm" svg:height="19.041cm" svg:x="5.468cm" svg:y="1.958cm">
          <draw:image xlink:href="">
            <text:p/>
          </draw:image>
        </draw:frame>
        <draw:frame presentation:style-name="pr3" draw:text-style-name="P5" draw:layer="layout" svg:width="25.2cm" svg:height="3.5cm" svg:x="6.134cm" svg:y="0.095cm" presentation:class="title" presentation:user-transformed="true">
          <draw:text-box>
            <text:list text:style-name="L6">
              <text:list-header>
                <text:p text:style-name="P4"><text:span text:style-name="T19">Test 2: Time Taken (Deadlines)</text:span></text:p>
              </text:list-header>
            </text:list>
          </draw:text-box>
        </draw:frame>
        <draw:custom-shape draw:style-name="gr17" draw:text-style-name="P5" draw:layer="layout" svg:width="16.095cm" svg:height="0.879cm" svg:x="13.187cm" svg:y="3.0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5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9" draw:display-name="msArrowEnd 9" svg:viewBox="0 0 350 350" svg:d="M175 0l175 350h-35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12cm" draw:distance="0.159cm"/>
    <draw:stroke-dash draw:name="Dashed_20__28_var_29__20_5" draw:display-name="Dashed (var) 5" draw:style="rect" draw:dots2="1" draw:dots2-length="0.208cm" draw:distance="0.078cm"/>
    <draw:stroke-dash draw:name="Dashed_20__28_var_29__20_6" draw:display-name="Dashed (var) 6" draw:style="rect" draw:dots2="1" draw:dots2-length="0.14cm" draw:distance="0.105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66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none" draw:fill-color="#666699" draw:fill-image-width="0cm" draw:fill-image-height="0cm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center" fo:text-indent="-1.048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5.2999992370605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center" fo:text-indent="-0.874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30.8999996185303pt" fo:font-style="normal" fo:text-shadow="1pt 1pt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6.5pt" fo:font-style="normal" fo:text-shadow="1pt 1pt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11cm" fo:min-width="0cm" fo:padding-top="0.127cm" fo:padding-bottom="0.127cm" fo:padding-left="0.254cm" fo:padding-right="0.254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center" draw:textarea-vertical-align="bottom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dfdef6" style:text-outline="false" style:text-line-through-style="none" style:text-line-through-type="none" style:text-position="0% 100%" style:font-name="Arial" fo:font-family="Arial" style:font-pitch="variable" fo:font-size="69.5999984741211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54pt" style:font-style-asian="normal" style:font-weight-asian="normal" style:font-name-complex="Droid Sans Fallback" style:font-family-complex="'Droid Sans Fallback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none" draw:fill-color="#6666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6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.599cm" fo:margin-right="0cm" fo:line-height="100%" fo:text-indent="-0.599cm" style:line-break="strict" style:writing-mode="lr-tb"/>
    </style:style>
    <style:style style:name="MP8" style:family="paragraph">
      <loext:graphic-properties draw:fill="none" draw:fill-color="#ffffff"/>
      <style:paragraph-properties fo:margin-left="0.599cm" fo:margin-right="0cm" fo:line-height="100%" fo:text-indent="-0.599cm" style:line-break="strict" style:writing-mode="lr-tb" style:font-independent-line-spacing="true"/>
    </style:style>
    <style:style style:name="MP9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0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P11" style:family="paragraph">
      <style:paragraph-properties fo:margin-left="0.599cm" fo:margin-right="0cm" fo:line-height="100%" fo:text-align="end" fo:text-indent="-0.599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-0.599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imes New Roman" fo:font-size="12pt" fo:language="en" fo:country="GB" fo:text-shadow="1pt 1pt" style:font-name-asian="DejaVu Sans" style:font-size-asian="12pt" style:language-asian="en" style:country-asian="GB" style:font-name-complex="DejaVu Sans" style:font-size-complex="12pt" style:language-complex="en" style:country-complex="GB"/>
    </style:style>
    <style:style style:name="MT3" style:family="text"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3.596cm" svg:height="3.506cm" svg:x="1.866cm" svg:y="0.837cm" presentation:class="title" presentation:placeholder="true">
        <draw:text-box/>
      </draw:frame>
      <draw:frame presentation:style-name="Default-outline1" draw:layer="backgroundobjects" svg:width="32.849cm" svg:height="12.18cm" svg:x="1.866cm" svg:y="4.914cm" presentation:class="outline" presentation:placeholder="true">
        <draw:text-box/>
      </draw:frame>
      <draw:frame presentation:style-name="Mpr1" draw:text-style-name="MP2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2cm" svg:height="1.448cm" svg:x="12.76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448cm" svg:x="26.76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31.725cm" svg:height="5.313cm" svg:x="2.799cm" svg:y="5.648cm" presentation:class="title" presentation:placeholder="true">
        <draw:text-box/>
      </draw:frame>
      <draw:frame presentation:style-name="Title1-subtitle" draw:layer="backgroundobjects" svg:width="26.126cm" svg:height="5.362cm" svg:x="5.599cm" svg:y="11.9cm" presentation:class="subtitle" presentation:placeholder="true">
        <draw:text-box/>
      </draw:frame>
      <draw:frame presentation:style-name="Mpr4" draw:text-style-name="MP8" draw:layer="backgroundobjects" svg:width="8.703cm" svg:height="1.396cm" svg:x="1.866cm" svg:y="19.118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5" draw:text-style-name="MP10" draw:layer="backgroundobjects" svg:width="11.815cm" svg:height="1.394cm" svg:x="12.752cm" svg:y="19.132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6" draw:text-style-name="MP12" draw:layer="backgroundobjects" svg:width="8.705cm" svg:height="1.396cm" svg:x="26.75cm" svg:y="19.118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33.596cm" svg:height="12.179cm" svg:x="1.866cm" svg:y="4.913cm" presentation:class="outline" presentation:placeholder="true">
        <draw:text-box/>
      </draw:frame>
      <presentation:notes style:page-layout-name="PM0">
        <draw:rect draw:style-name="Mgr3" draw:text-style-name="MP13" draw:layer="backgroundobjects" svg:width="21cm" svg:height="29.7cm" svg:x="0cm" svg:y="0cm">
          <text:p/>
        </draw:rect>
        <draw:custom-shape draw:style-name="Mgr4" draw:text-style-name="MP14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8" draw:layer="backgroundobjects" svg:width="9.096cm" svg:height="1.48cm" svg:x="-0.001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8" draw:text-style-name="MP12" draw:layer="backgroundobjects" svg:width="9.094cm" svg:height="1.48cm" svg:x="11.895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3cm" svg:x="3.499cm" svg:y="2.226cm" presentation:class="page"/>
        <draw:frame presentation:style-name="Title1-notes" draw:layer="backgroundobjects" svg:width="16.796cm" svg:height="13.36cm" svg:x="2.1cm" svg:y="14.107cm" presentation:class="notes" presentation:placeholder="true">
          <draw:text-box/>
        </draw:frame>
        <draw:frame presentation:style-name="Mpr9" draw:text-style-name="MP8" draw:layer="backgroundobjects" svg:width="9.096cm" svg:height="1.479cm" svg:x="-0.001cm" svg:y="28.20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10" draw:text-style-name="MP12" draw:layer="backgroundobjects" svg:width="9.094cm" svg:height="1.479cm" svg:x="11.895cm" svg:y="28.209cm" presentation:class="page-number">
          <draw:text-box>
            <text:list text:style-name="ML3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12:43:28</meta:creation-date>
    <dc:date>2020-10-15T15:19:01.024008292</dc:date>
    <meta:editing-duration>P9DT10H45M29S</meta:editing-duration>
    <meta:editing-cycles>86</meta:editing-cycles>
    <meta:generator>LibreOffice/6.0.7.3$Linux_X86_64 LibreOffice_project/00m0$Build-3</meta:generator>
    <meta:print-date>2017-10-06T12:51:11.488000000</meta:print-date>
    <meta:document-statistic meta:object-count="149"/>
  </office:meta>
</office:document-meta>
</file>